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5A0000010E40B04B27.jpg" manifest:media-type="image/jpeg"/>
  <manifest:file-entry manifest:full-path="Pictures/1000000000000A5A0000010E9E9671EA.jpg" manifest:media-type="image/jpeg"/>
  <manifest:file-entry manifest:full-path="Pictures/1000000000000A5A0000010E6AD00D0D.jpg" manifest:media-type="image/jpeg"/>
  <manifest:file-entry manifest:full-path="Pictures/1000000000000A5A0000010E7AF00256.jpg" manifest:media-type="image/jpeg"/>
  <manifest:file-entry manifest:full-path="Pictures/1000000000000A5A0000010E846D22F3.jpg" manifest:media-type="image/jpeg"/>
  <manifest:file-entry manifest:full-path="Pictures/1000000000000A5A0000010E25FFABA0.jpg" manifest:media-type="image/jpeg"/>
  <manifest:file-entry manifest:full-path="Pictures/1000000000000A5A0000010E60F4C03D.jpg" manifest:media-type="image/jpeg"/>
  <manifest:file-entry manifest:full-path="Pictures/1000000000000A5A0000010E081ED233.jpg" manifest:media-type="image/jpeg"/>
  <manifest:file-entry manifest:full-path="Pictures/1000000000000A5A0000010E1DE4AAE5.jpg" manifest:media-type="image/jpeg"/>
  <manifest:file-entry manifest:full-path="Pictures/1000000000000A5A0000010E754E3A3B.jpg" manifest:media-type="image/jpeg"/>
  <manifest:file-entry manifest:full-path="Pictures/1000000000000A5A0000010E7120F85E.jpg" manifest:media-type="image/jpeg"/>
  <manifest:file-entry manifest:full-path="Pictures/1000000000000A5A0000010E096C769B.jpg" manifest:media-type="image/jpeg"/>
  <manifest:file-entry manifest:full-path="Pictures/1000000000000A5A0000010E4AE055B8.jpg" manifest:media-type="image/jpeg"/>
  <manifest:file-entry manifest:full-path="Pictures/1000000000000A5A0000010E67093F94.jpg" manifest:media-type="image/jpeg"/>
  <manifest:file-entry manifest:full-path="Pictures/1000000000000A5A0000010E63FAEFB0.jpg" manifest:media-type="image/jpeg"/>
  <manifest:file-entry manifest:full-path="Pictures/1000000000000A5A0000010E5243DAE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496cm" style:type="center"/>
          <style:tab-stop style:position="2.09cm" style:type="center"/>
          <style:tab-stop style:position="3.81cm" style:type="center"/>
          <style:tab-stop style:position="5.398cm" style:type="center"/>
          <style:tab-stop style:position="7.091cm" style:type="center"/>
          <style:tab-stop style:position="8.705cm" style:type="center"/>
          <style:tab-stop style:position="10.398cm" style:type="center"/>
          <style:tab-stop style:position="12.012cm" style:type="center"/>
          <style:tab-stop style:position="13.388cm" style:type="center"/>
          <style:tab-stop style:position="15.108cm" style:type="center"/>
          <style:tab-stop style:position="16.695cm" style:type="center"/>
          <style:tab-stop style:position="18.389cm" style:type="center"/>
          <style:tab-stop style:position="20.003cm" style:type="center"/>
          <style:tab-stop style:position="21.696cm" style:type="center"/>
          <style:tab-stop style:position="23.31cm" style:type="center"/>
          <style:tab-stop style:position="25.003cm" style:type="center"/>
        </style:tab-stops>
      </style:paragraph-properties>
      <style:text-properties style:font-name="Courier New" fo:font-size="8.5pt" officeooo:rsid="001b4e52" officeooo:paragraph-rsid="001b52e1" style:font-name-asian="Calibri" style:font-size-asian="10.5pt" style:font-size-complex="10.5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496cm" style:type="center"/>
          <style:tab-stop style:position="2.09cm" style:type="center"/>
          <style:tab-stop style:position="3.81cm" style:type="center"/>
          <style:tab-stop style:position="5.398cm" style:type="center"/>
          <style:tab-stop style:position="7.091cm" style:type="center"/>
          <style:tab-stop style:position="8.705cm" style:type="center"/>
          <style:tab-stop style:position="10.398cm" style:type="center"/>
          <style:tab-stop style:position="12.012cm" style:type="center"/>
          <style:tab-stop style:position="13.388cm" style:type="center"/>
          <style:tab-stop style:position="15.108cm" style:type="center"/>
          <style:tab-stop style:position="16.695cm" style:type="center"/>
          <style:tab-stop style:position="18.389cm" style:type="center"/>
          <style:tab-stop style:position="20.003cm" style:type="center"/>
          <style:tab-stop style:position="21.696cm" style:type="center"/>
          <style:tab-stop style:position="23.31cm" style:type="center"/>
          <style:tab-stop style:position="25.003cm" style:type="center"/>
        </style:tab-stops>
      </style:paragraph-properties>
      <style:text-properties style:font-name="Courier New" fo:font-size="16pt" officeooo:rsid="001b4e52" officeooo:paragraph-rsid="001b52e1" style:font-name-asian="Calibri" style:font-size-asian="18pt" style:font-size-complex="1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6" text:anchor-type="as-char" svg:width="12.501cm" svg:height="1.251cm" draw:z-index="0"><draw:image xlink:href="Pictures/1000000000000A5A0000010E40B04B27.jpg" xlink:type="simple" xlink:show="embed" xlink:actuate="onLoad" draw:mime-type="image/jpeg"/></draw:frame><text:s text:c="2"/><draw:frame draw:style-name="fr1" draw:name="Image2" text:anchor-type="as-char" svg:width="12.501cm" svg:height="1.251cm" draw:z-index="1"><draw:image xlink:href="Pictures/1000000000000A5A0000010E846D22F3.jpg" xlink:type="simple" xlink:show="embed" xlink:actuate="onLoad" draw:mime-type="image/jpeg"/></draw:frame></text:p>
      <text:p text:style-name="P2"><text:tab/><text:tab/><text:tab/><text:tab/><text:tab/><text:tab/><text:tab/><text:tab/><text:tab/><text:tab/><text:tab/><text:tab/><text:tab/><text:tab/><text:tab/><text:tab/></text:p>
      <text:p text:style-name="P1"><text:tab/>128<text:tab/>129<text:tab/>130<text:tab/>131<text:tab/>132<text:tab/>133<text:tab/>134<text:tab/>135<text:tab/>136<text:tab/>137<text:tab/>138<text:tab/>139<text:tab/>140<text:tab/>141<text:tab/>142<text:tab/>143</text:p>
      <text:p text:style-name="P1"><draw:frame draw:style-name="fr1" draw:name="Image1" text:anchor-type="as-char" svg:width="12.501cm" svg:height="1.251cm" draw:z-index="2"><draw:image xlink:href="Pictures/1000000000000A5A0000010E25FFABA0.jpg" xlink:type="simple" xlink:show="embed" xlink:actuate="onLoad" draw:mime-type="image/jpeg"/></draw:frame><text:s text:c="2"/><draw:frame draw:style-name="fr1" draw:name="Image3" text:anchor-type="as-char" svg:width="12.501cm" svg:height="1.251cm" draw:z-index="3"><draw:image xlink:href="Pictures/1000000000000A5A0000010E7AF00256.jpg" xlink:type="simple" xlink:show="embed" xlink:actuate="onLoad" draw:mime-type="image/jpeg"/></draw:frame></text:p>
      <text:p text:style-name="P2"><text:tab/><text:tab/><text:tab/><text:tab/><text:tab/><text:tab/><text:tab/><text:tab/><text:tab/><text:tab/><text:tab/><text:tab/><text:tab/><text:tab/><text:tab/><text:tab/></text:p>
      <text:p text:style-name="P1"><text:tab/>144<text:tab/>145<text:tab/>146<text:tab/>147<text:tab/>148<text:tab/>149<text:tab/>150<text:tab/>151<text:tab/>152<text:tab/>153<text:tab/>154<text:tab/>155<text:tab/>156<text:tab/>157<text:tab/>158<text:tab/>159</text:p>
      <text:p text:style-name="P1"><draw:frame draw:style-name="fr1" draw:name="Image5" text:anchor-type="as-char" svg:width="12.501cm" svg:height="1.251cm" draw:z-index="4"><draw:image xlink:href="Pictures/1000000000000A5A0000010E6AD00D0D.jpg" xlink:type="simple" xlink:show="embed" xlink:actuate="onLoad" draw:mime-type="image/jpeg"/></draw:frame><text:s text:c="2"/><draw:frame draw:style-name="fr1" draw:name="Image4" text:anchor-type="as-char" svg:width="12.501cm" svg:height="1.251cm" draw:z-index="5"><draw:image xlink:href="Pictures/1000000000000A5A0000010E754E3A3B.jpg" xlink:type="simple" xlink:show="embed" xlink:actuate="onLoad" draw:mime-type="image/jpeg"/></draw:frame></text:p>
      <text:p text:style-name="P2"><text:tab/> <text:tab/>¡<text:tab/>¢<text:tab/>£<text:tab/>¤<text:tab/>¥<text:tab/>¦<text:tab/>§<text:tab/>¨<text:tab/>©<text:tab/>ª<text:tab/>«<text:tab/>¬<text:tab/>­<text:tab/>®<text:tab/>¯</text:p>
      <text:p text:style-name="P1"><text:tab/>160<text:tab/>161<text:tab/>162<text:tab/>163<text:tab/>164<text:tab/>165<text:tab/>166<text:tab/>167<text:tab/>168<text:tab/>169<text:tab/>170<text:tab/>171<text:tab/>172<text:tab/>173<text:tab/>174<text:tab/>175</text:p>
      <text:p text:style-name="P1"><draw:frame draw:style-name="fr1" draw:name="Image15" text:anchor-type="as-char" svg:width="12.501cm" svg:height="1.251cm" draw:z-index="6"><draw:image xlink:href="Pictures/1000000000000A5A0000010E7120F85E.jpg" xlink:type="simple" xlink:show="embed" xlink:actuate="onLoad" draw:mime-type="image/jpeg"/></draw:frame><text:s text:c="2"/><draw:frame draw:style-name="fr1" draw:name="Image14" text:anchor-type="as-char" svg:width="12.501cm" svg:height="1.251cm" draw:z-index="7"><draw:image xlink:href="Pictures/1000000000000A5A0000010E081ED233.jpg" xlink:type="simple" xlink:show="embed" xlink:actuate="onLoad" draw:mime-type="image/jpeg"/></draw:frame></text:p>
      <text:p text:style-name="P2"><text:tab/>°<text:tab/>±<text:tab/>²<text:tab/>³<text:tab/>´<text:tab/>µ<text:tab/>¶<text:tab/>·<text:tab/>¸<text:tab/>¹<text:tab/>º<text:tab/>»<text:tab/>¼<text:tab/>½<text:tab/>¾<text:tab/>¿</text:p>
      <text:p text:style-name="P1"><text:tab/>176<text:tab/>177<text:tab/>178<text:tab/>179<text:tab/>180<text:tab/>181<text:tab/>182<text:tab/>183<text:tab/>184<text:tab/>185<text:tab/>186<text:tab/>187<text:tab/>188<text:tab/>189<text:tab/>190<text:tab/>191</text:p>
      <text:p text:style-name="P1"><draw:frame draw:style-name="fr1" draw:name="Image13" text:anchor-type="as-char" svg:width="12.501cm" svg:height="1.251cm" draw:z-index="8"><draw:image xlink:href="Pictures/1000000000000A5A0000010E096C769B.jpg" xlink:type="simple" xlink:show="embed" xlink:actuate="onLoad" draw:mime-type="image/jpeg"/></draw:frame><text:s text:c="2"/><draw:frame draw:style-name="fr1" draw:name="Image12" text:anchor-type="as-char" svg:width="12.501cm" svg:height="1.251cm" draw:z-index="9"><draw:image xlink:href="Pictures/1000000000000A5A0000010E4AE055B8.jpg" xlink:type="simple" xlink:show="embed" xlink:actuate="onLoad" draw:mime-type="image/jpeg"/></draw:frame></text:p>
      <text:p text:style-name="P2"><text:tab/>À<text:tab/>Á<text:tab/>Â<text:tab/>Ã<text:tab/>Ä<text:tab/>Å<text:tab/>Æ<text:tab/>Ç<text:tab/>È<text:tab/>É<text:tab/>Ê<text:tab/>Ë<text:tab/>Ì<text:tab/>Í<text:tab/>Î<text:tab/>Ï</text:p>
      <text:p text:style-name="P1"><text:tab/>192<text:tab/>193<text:tab/>194<text:tab/>195<text:tab/>196<text:tab/>197<text:tab/>198<text:tab/>199<text:tab/>200<text:tab/>201<text:tab/>202<text:tab/>203<text:tab/>204<text:tab/>205<text:tab/>206<text:tab/>207</text:p>
      <text:p text:style-name="P1"><draw:frame draw:style-name="fr1" draw:name="Image11" text:anchor-type="as-char" svg:width="12.501cm" svg:height="1.251cm" draw:z-index="10"><draw:image xlink:href="Pictures/1000000000000A5A0000010E60F4C03D.jpg" xlink:type="simple" xlink:show="embed" xlink:actuate="onLoad" draw:mime-type="image/jpeg"/></draw:frame><text:s text:c="2"/><draw:frame draw:style-name="fr1" draw:name="Image10" text:anchor-type="as-char" svg:width="12.501cm" svg:height="1.251cm" draw:z-index="11"><draw:image xlink:href="Pictures/1000000000000A5A0000010E1DE4AAE5.jpg" xlink:type="simple" xlink:show="embed" xlink:actuate="onLoad" draw:mime-type="image/jpeg"/></draw:frame></text:p>
      <text:p text:style-name="P2"><text:tab/>Ð<text:tab/>Ñ<text:tab/>Ò<text:tab/>Ó<text:tab/>Ô<text:tab/>Õ<text:tab/>Ö<text:tab/>×<text:tab/>Ø<text:tab/>Ù<text:tab/>Ú<text:tab/>Û<text:tab/>Ü<text:tab/>Ý<text:tab/>Þ<text:tab/>ß</text:p>
      <text:p text:style-name="P1"><text:tab/>208<text:tab/>209<text:tab/>210<text:tab/>211<text:tab/>212<text:tab/>213<text:tab/>214<text:tab/>215<text:tab/>216<text:tab/>217<text:tab/>218<text:tab/>219<text:tab/>220<text:tab/>221<text:tab/>222<text:tab/>223</text:p>
      <text:p text:style-name="P1"><draw:frame draw:style-name="fr1" draw:name="Image9" text:anchor-type="as-char" svg:width="12.501cm" svg:height="1.251cm" draw:z-index="12"><draw:image xlink:href="Pictures/1000000000000A5A0000010E67093F94.jpg" xlink:type="simple" xlink:show="embed" xlink:actuate="onLoad" draw:mime-type="image/jpeg"/></draw:frame><text:s text:c="2"/><draw:frame draw:style-name="fr1" draw:name="Image8" text:anchor-type="as-char" svg:width="12.501cm" svg:height="1.251cm" draw:z-index="13"><draw:image xlink:href="Pictures/1000000000000A5A0000010E63FAEFB0.jpg" xlink:type="simple" xlink:show="embed" xlink:actuate="onLoad" draw:mime-type="image/jpeg"/></draw:frame></text:p>
      <text:p text:style-name="P2"><text:tab/>à<text:tab/>á<text:tab/>â<text:tab/>ã<text:tab/>ä<text:tab/>å<text:tab/>æ<text:tab/>ç<text:tab/>è<text:tab/>é<text:tab/>ê<text:tab/>ë<text:tab/>ì<text:tab/>í<text:tab/>î<text:tab/>ï</text:p>
      <text:p text:style-name="P1"><text:tab/>224<text:tab/>225<text:tab/>226<text:tab/>227<text:tab/>228<text:tab/>229<text:tab/>230<text:tab/>231<text:tab/>232<text:tab/>233<text:tab/>234<text:tab/>235<text:tab/>236<text:tab/>237<text:tab/>238<text:tab/>239</text:p>
      <text:p text:style-name="P1"><draw:frame draw:style-name="fr1" draw:name="Image7" text:anchor-type="as-char" svg:width="12.591cm" svg:height="1.259cm" draw:z-index="14"><draw:image xlink:href="Pictures/1000000000000A5A0000010E5243DAEE.jpg" xlink:type="simple" xlink:show="embed" xlink:actuate="onLoad" draw:mime-type="image/jpeg"/></draw:frame><text:s text:c="2"/><draw:frame draw:style-name="fr1" draw:name="Image6" text:anchor-type="as-char" svg:width="12.501cm" svg:height="1.251cm" draw:z-index="15"><draw:image xlink:href="Pictures/1000000000000A5A0000010E9E9671EA.jpg" xlink:type="simple" xlink:show="embed" xlink:actuate="onLoad" draw:mime-type="image/jpeg"/></draw:frame></text:p>
      <text:p text:style-name="P2"><text:tab/>ð<text:tab/>ñ<text:tab/>ò<text:tab/>ó<text:tab/>ô<text:tab/>õ<text:tab/>ö<text:tab/>÷<text:tab/>ø<text:tab/>ù<text:tab/>ú<text:tab/>û<text:tab/>ü<text:tab/>ý<text:tab/>þ<text:tab/>ÿ</text:p>
      <text:p text:style-name="P1"><text:tab/>240<text:tab/>241<text:tab/>242<text:tab/>243<text:tab/>244<text:tab/>245<text:tab/>246<text:tab/>247<text:tab/>248<text:tab/>249<text:tab/>250<text:tab/>251<text:tab/>252<text:tab/>253<text:tab/>254<text:tab/>25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바탕" style:font-size-asian="12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바탕" style:font-size-asian="12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Graphics" style:family="graphic">
      <style:graphic-properties svg:width="17cm" fo:min-height="0.041cm" text:anchor-type="as-char" svg:x="0cm" svg:y="-22.685cm" style:wrap="parallel" style:number-wrapped-paragraphs="no-limit" style:wrap-contour="false" style:vertical-pos="top" style:vertical-rel="baseline" style:horizontal-pos="center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3:09:50.847387100</meta:creation-date>
    <meta:editing-duration>PT13M42S</meta:editing-duration>
    <meta:editing-cycles>3</meta:editing-cycles>
    <meta:generator>LibreOffice/25.2.3.2$Windows_X86_64 LibreOffice_project/bbb074479178df812d175f709636b368952c2ce3</meta:generator>
    <dc:title>My Default</dc:title>
    <meta:initial-creator>Michael Woods</meta:initial-creator>
    <dc:date>2025-05-25T03:31:05.258088800</dc:date>
    <dc:creator>Michael Woods</dc:creator>
    <meta:document-statistic meta:table-count="0" meta:image-count="16" meta:object-count="0" meta:page-count="1" meta:paragraph-count="24" meta:word-count="254" meta:character-count="784" meta:non-whitespace-character-count="510"/>
    <meta:user-defined meta:name="Info 1"/>
    <meta:user-defined meta:name="Info 2"/>
    <meta:user-defined meta:name="Info 3"/>
    <meta:user-defined meta:name="Info 4"/>
    <meta:template xlink:type="simple" xlink:actuate="onRequest" xlink:title="My Default" xlink:href="file:///C:/Users/i/AppData/Roaming/LibreOffice/4/user/template/My%20Default.ott" meta:date="2025-05-25T03:09:50.230022000"/>
  </office:meta>
</office:document-meta>
</file>